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lbany AMT" svg:font-family="'Albany AMT'"/>
    <style:font-face style:name="Arial" svg:font-family="Arial"/>
    <style:font-face style:name="OpenSymbol" svg:font-family="OpenSymbol"/>
    <style:font-face style:name="Andale Mono" svg:font-family="'Andale Mono'" style:font-pitch="fixed"/>
    <style:font-face style:name="Arial1" svg:font-family="Arial" style:font-family-generic="swiss" style:font-pitch="variable"/>
    <style:font-face style:name="Arial2" svg:font-family="Arial"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0.6042in" style:rel-column-width="5715*"/>
    </style:style>
    <style:style style:name="Table1.B" style:family="table-column">
      <style:table-column-properties style:column-width="0.6563in" style:rel-column-width="6208*"/>
    </style:style>
    <style:style style:name="Table1.C" style:family="table-column">
      <style:table-column-properties style:column-width="1.3229in" style:rel-column-width="12515*"/>
    </style:style>
    <style:style style:name="Table1.D" style:family="table-column">
      <style:table-column-properties style:column-width="4.3438in" style:rel-column-width="41097*"/>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0.6042in" style:rel-column-width="5715*"/>
    </style:style>
    <style:style style:name="Table3.B" style:family="table-column">
      <style:table-column-properties style:column-width="0.6563in" style:rel-column-width="6208*"/>
    </style:style>
    <style:style style:name="Table3.C" style:family="table-column">
      <style:table-column-properties style:column-width="1.3229in" style:rel-column-width="12515*"/>
    </style:style>
    <style:style style:name="Table3.D" style:family="table-column">
      <style:table-column-properties style:column-width="4.3438in" style:rel-column-width="41097*"/>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style:style>
    <style:style style:name="Table2.A" style:family="table-column">
      <style:table-column-properties style:column-width="1.9063in" style:rel-column-width="18034*"/>
    </style:style>
    <style:style style:name="Table2.B" style:family="table-column">
      <style:table-column-properties style:column-width="1.9271in" style:rel-column-width="18231*"/>
    </style:style>
    <style:style style:name="Table2.C" style:family="table-column">
      <style:table-column-properties style:column-width="1.5625in" style:rel-column-width="14782*"/>
    </style:style>
    <style:style style:name="Table2.D" style:family="table-column">
      <style:table-column-properties style:column-width="1.5313in" style:rel-column-width="14488*"/>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14pt" style:font-size-asian="14pt" style:font-size-complex="14pt"/>
    </style:style>
    <style:style style:name="P2" style:family="paragraph" style:parent-style-name="Text_20_body">
      <style:paragraph-properties fo:break-before="page"/>
    </style:style>
    <style:style style:name="P3" style:family="paragraph" style:parent-style-name="Table_20_Contents">
      <style:paragraph-properties fo:text-align="center" style:justify-single-word="false"/>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style:font-name="Andale Mono" fo:font-weight="bold" style:font-weight-asian="bold" style:font-weight-complex="bold"/>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text-indent="0in" style:auto-text-indent="false"/>
      <style:text-properties fo:font-weight="normal" style:font-weight-asian="normal" style:font-weight-complex="normal"/>
    </style:style>
    <style:style style:name="P8" style:family="paragraph" style:parent-style-name="Text_20_body">
      <style:paragraph-properties fo:margin-left="0.4925in" fo:margin-right="0in" fo:text-indent="0in" style:auto-text-indent="false"/>
      <style:text-properties style:font-name="Andale Mono"/>
    </style:style>
    <style:style style:name="P9" style:family="paragraph" style:parent-style-name="Text_20_body">
      <style:paragraph-properties fo:margin-left="0.4925in" fo:margin-right="0in" fo:text-indent="0in" style:auto-text-indent="false"/>
      <style:text-properties style:font-name="Arial1"/>
    </style:style>
    <style:style style:name="P10" style:family="paragraph" style:parent-style-name="Text_20_body">
      <style:paragraph-properties fo:margin-left="0.4925in" fo:margin-right="0in" fo:text-indent="0in" style:auto-text-indent="false"/>
      <style:text-properties style:font-name="Arial1" fo:font-weight="normal" style:font-weight-asian="normal" style:font-weight-complex="normal"/>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3" style:family="paragraph" style:parent-style-name="Text_20_body">
      <style:paragraph-properties fo:margin-left="0in" fo:margin-right="0in" fo:text-indent="0in" style:auto-text-indent="false"/>
      <style:text-properties fo:font-weight="bold" style:font-weight-asian="bold" style:font-weight-complex="bold"/>
    </style:style>
    <style:style style:name="P14" style:family="paragraph" style:parent-style-name="Text_20_body">
      <style:paragraph-properties fo:margin-left="0in" fo:margin-right="0in" fo:text-indent="0in" style:auto-text-indent="false"/>
      <style:text-properties style:font-name="Arial1"/>
    </style:style>
    <style:style style:name="P15" style:family="paragraph" style:parent-style-name="Text_20_body">
      <style:paragraph-properties fo:margin-left="0in" fo:margin-right="0in" fo:text-indent="0in" style:auto-text-indent="false"/>
      <style:text-properties style:font-name="Arial1" fo:font-style="normal" style:text-underline-style="none" style:font-style-asian="normal" style:font-style-complex="normal"/>
    </style:style>
    <style:style style:name="P16" style:family="paragraph" style:parent-style-name="Text_20_body">
      <style:paragraph-properties fo:margin-left="0in" fo:margin-right="0in" fo:text-indent="0in" style:auto-text-indent="false"/>
      <style:text-properties style:font-name="Andale Mono"/>
    </style:style>
    <style:style style:name="P17" style:family="paragraph" style:parent-style-name="Text_20_body">
      <style:paragraph-properties fo:margin-left="0in" fo:margin-right="0in" fo:text-indent="0in" style:auto-text-indent="false"/>
      <style:text-properties style:font-name="Andale Mono" fo:font-weight="bold" style:font-weight-asian="bold" style:font-weight-complex="bold"/>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Contents_20_3">
      <style:paragraph-properties>
        <style:tab-stops>
          <style:tab-stop style:position="6.5319in" style:type="right" style:leader-style="dotted" style:leader-text="."/>
        </style:tab-stops>
      </style:paragraph-properties>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paragraph-properties fo:margin-left="0.9846in" fo:margin-right="0in" fo:text-indent="-0.25in" style:auto-text-indent="false"/>
      <style:text-properties style:font-name="Arial1"/>
    </style:style>
    <style:style style:name="P28" style:family="paragraph" style:parent-style-name="Text_20_body" style:list-style-name="L7">
      <style:paragraph-properties fo:margin-left="0.9846in" fo:margin-right="0in" fo:text-indent="-0.25in" style:auto-text-indent="false">
        <style:tab-stops>
          <style:tab-stop style:position="2.1563in"/>
        </style:tab-stops>
      </style:paragraph-properties>
      <style:text-properties style:font-name="Arial1"/>
    </style:style>
    <style:style style:name="P29" style:family="paragraph" style:parent-style-name="Text_20_body" style:list-style-name="L7">
      <style:paragraph-properties fo:margin-left="0.9846in" fo:margin-right="0in" fo:text-indent="-0.25in" style:auto-text-indent="false"/>
    </style:style>
    <style:style style:name="P30" style:family="paragraph" style:parent-style-name="Text_20_body" style:list-style-name="L9">
      <style:paragraph-properties fo:margin-left="0.9846in" fo:margin-right="0in" fo:text-indent="-0.25in" style:auto-text-indent="false"/>
    </style:style>
    <style:style style:name="P31" style:family="paragraph" style:parent-style-name="Text_20_body" style:list-style-name="L7">
      <style:paragraph-properties fo:margin-left="0in" fo:margin-right="0in" fo:text-indent="0in" style:auto-text-indent="false"/>
    </style:style>
    <style:style style:name="P32" style:family="paragraph" style:parent-style-name="Text_20_body" style:list-style-name="L8">
      <style:paragraph-properties fo:margin-left="0in" fo:margin-right="0in" fo:text-indent="0in" style:auto-text-indent="false"/>
      <style:text-properties style:font-name="Andale Mono" fo:font-weight="bold" style:font-weight-asian="bold" style:font-weight-complex="bold"/>
    </style:style>
    <style:style style:name="P33" style:family="paragraph" style:parent-style-name="Text_20_body" style:list-style-name="L9">
      <style:paragraph-properties fo:margin-left="0in" fo:margin-right="0in" fo:text-indent="0in" style:auto-text-indent="false"/>
      <style:text-properties style:font-name="Andale Mono" fo:font-weight="bold" style:font-weight-asian="bold" style:font-weight-complex="bold"/>
    </style:style>
    <style:style style:name="P34" style:family="paragraph" style:parent-style-name="Text_20_body" style:list-style-name="L9">
      <style:paragraph-properties fo:margin-left="0.4925in" fo:margin-right="0in" fo:text-indent="0in" style:auto-text-indent="false"/>
    </style:style>
    <style:style style:name="P35" style:family="paragraph" style:parent-style-name="Heading_20_1">
      <style:paragraph-properties fo:break-before="page"/>
    </style:style>
    <style:style style:name="P36" style:family="paragraph" style:parent-style-name="Table_20_Contents">
      <style:paragraph-properties fo:text-align="center" style:justify-single-word="false"/>
    </style:style>
    <style:style style:name="T1" style:family="text">
      <style:text-properties style:font-name="Andale Mono"/>
    </style:style>
    <style:style style:name="T2" style:family="text">
      <style:text-properties style:font-name="Andale Mono" fo:font-weight="bold" style:font-weight-asian="bold" style:font-weight-complex="bold"/>
    </style:style>
    <style:style style:name="T3" style:family="text">
      <style:text-properties style:font-name="Arial1"/>
    </style:style>
    <style:style style:name="T4" style:family="text">
      <style:text-properties style:font-name="Arial1"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Introduction<text:tab/>1</text:p>
          <text:p text:style-name="P19">Background<text:tab/>1</text:p>
          <text:p text:style-name="P18">Abstracting DASD<text:tab/>3</text:p>
          <text:p text:style-name="P19">CKD Volumes<text:tab/>3</text:p>
          <text:p text:style-name="P19">FBA Volumes<text:tab/>4</text:p>
          <text:p text:style-name="P18">File Description Structure (FDS)<text:tab/>5</text:p>
          <text:p text:style-name="P18">Volume Definition Block (VDB) Record<text:tab/>7</text:p>
          <text:p text:style-name="P19">Accessing the VDB Record<text:tab/>7</text:p>
          <text:p text:style-name="P18">Volume Content File<text:tab/>9</text:p>
          <text:p text:style-name="P19">Specifying the Volume Contents<text:tab/>9</text:p>
          <text:p text:style-name="P20">Name Argument Values<text:tab/>9</text:p>
          <text:p text:style-name="P20">Numeric Argument Values<text:tab/>10</text:p>
          <text:p text:style-name="P20">Hexadecimal Argument Values<text:tab/>10</text:p>
          <text:p text:style-name="P19">VOLUME Statement<text:tab/>10</text:p>
          <text:p text:style-name="P19">FILE Statement<text:tab/>12</text:p>
          <text:p text:style-name="P18">SATK Related Standards and Processes<text:tab/>14</text:p>
          <text:p text:style-name="P19">IPL ELF ABI Supplement<text:tab/>14</text:p>
          <text:p text:style-name="P19">IPL Medium Preparation Processor<text:tab/>14</text:p>
        </text:index-body>
      </text:table-of-content>
      <text:p text:style-name="Standard"/>
      <text:p text:style-name="Text_20_body">Copyright (C) 2012 Harold Grovesteen</text:p>
      <text:p text:style-name="Standard"/>
      <text:h text:style-name="Heading_20_1" text:outline-level="1">Introduction</text:h>
      <text:p text:style-name="Text_20_body">The IPL ELF Supplement defines the usage of a Direct Access Storage Device (DASD) volume for use by the mainframe boot process. <text:s/>It does not define how such volumes are to be used beyond the boot process requirements. <text:s/>This document describes how SATK will utilize these volumes for the storage and accessing of files on either Count-Key-Data (CKD) or Fixed-Block-Architecture (FBA) device geometries.</text:p>
      <text:p text:style-name="Text_20_body">The following design goals were established:</text:p>
      <text:list xml:id="list1359999980" text:style-name="L1">
        <text:list-item>
          <text:p text:style-name="P21">File content must be identifiable and located on the DASD volume independent of the device geometry.</text:p>
        </text:list-item>
        <text:list-item>
          <text:p text:style-name="P21">Virtual machine DIAGNOSE facilities must be supported.</text:p>
        </text:list-item>
        <text:list-item>
          <text:p text:style-name="P21">Compatibility with legacy DASD management techniques is not a requirement.</text:p>
        </text:list-item>
      </text:list>
      <text:h text:style-name="Heading_20_2" text:outline-level="2">Background</text:h>
      <text:p text:style-name="Text_20_body">When developing boot processes for some environments, for example operating systems that utilize multiple in storage components for initialization, an external storage mechanism is required. <text:s/>Linux is an example that uses both a command string and memory mapped files <text:soft-page-break/>system during initialization. <text:s/>Both of these components, in addition to the kernel itself, must be loaded. <text:s/>OpenSolaris on System z used similar storage content expected to be loaded by a boot loader process before kernel initialization.</text:p>
      <text:p text:style-name="Text_20_body">The IPL Medium Preparation process accommodated, without specific definition, the concept of additional content loadable from the DASD medium. <text:s/>The terminology used within the IPL Medium Preparation Processor documentation is “repository” or “repository list.” <text:s/>As originally conceived by the medium preparation process, this disk content would itself identify directly the files and their locations in device geometry specific terms. <text:s/>With the design goal here to treat all DASD content access independent of the physical geometry and one that may utilize virtual machine DIAGNOSE facilities, the “repository” concept as integrated into the medium preparation process by this document, diverges somewhat from the original conception. <text:s/>See particularly the section “Accessing the VDB”.</text:p>
      <text:p text:style-name="Text_20_body">Linux on System z uses an approach that allows CKD or FBA devices to be used for a Linux file system and provides the option to use DIAGNOSE calls instead of actual I/O mechanisms when running within a virtual machine. <text:s/>This ability matches the design goals for the SATK DASD Volume Standard. <text:s/>Linux achieves this by essentially emulating FBA devices on CKD geometries. <text:s/>By restricting the file system block sizes to those supported by a DIAGNOSE, the second goal of this standard is also achieved. <text:s/>This standard leverages this technique used by Linux.</text:p>
      <text:p text:style-name="Text_20_body">SATK utilizes Linux-based tools. <text:s/>Hence, SATK is naturally an ASCII supporting environment. <text:s text:c="3"/>For this reason, ASCII is the default character set.</text:p>
      <text:p text:style-name="Text_20_body"/>
      <text:p text:style-name="Text_20_body"/>
      <text:p text:style-name="P2"/>
      <text:h text:style-name="Heading_20_1" text:outline-level="1">Abstracting DASD</text:h>
      <text:p text:style-name="Text_20_body">DASD geometries and architecture are abstracted using a standardized block size for content storage. <text:s/>Block sizes of 512, 1024, 2048 and 4096 are supported. <text:s/>This allows virtual machine DIAGNOSE X'250' to be used to access volumes of either DASD architecture, CKD or FBA.</text:p>
      <text:p text:style-name="Text_20_body">Each block is numbered starting with zero for the first block. <text:s/>If the volume may contain <text:span text:style-name="T1">n</text:span> blocks, the last block on the volume is numbered <text:span text:style-name="T1">n-1</text:span>. <text:s text:c="2"/>From the standpoint of the volume standard, DASD are only accessed by means of block number. <text:s/>Block numbers are limited to unsigned 32-bit values. <text:s/>The maximum supported block number of this standard is <text:s/>4,294,967,295.</text:p>
      <text:p text:style-name="Text_20_body">Accessing a specific volume block still requires use of the appropriate physical addressing and channel command words required by the underlying volume. <text:s/>Only use of DIAGNOSE X'250' eliminates this requirement.</text:p>
      <text:p text:style-name="Text_20_body">The DASD volume standard only uses block numbers and supported block sizes for defining and accessing DASD content. <text:s/>In the context of this standard, the volume is separated into one or more contiguous areas. <text:s/>Each contiguous area defines the content of a single file. <text:s/>Files are named for identification purposes.</text:p>
      <text:p text:style-name="Text_20_body">Abstracting the DASD content uses two structures and one file:</text:p>
      <text:list xml:id="list795140997" text:style-name="L2">
        <text:list-item>
          <text:p text:style-name="P22">the File Description Structure (FDS), describing named volume content contained within a single contiguous area of the volume, the</text:p>
        </text:list-item>
      </text:list>
      <text:list xml:id="list532313454" text:style-name="L3">
        <text:list-item>
          <text:p text:style-name="P23">Volume Content File, a file containing a sequence of File Description Structures defining the locations of all of the other files on the volume, and the</text:p>
        </text:list-item>
        <text:list-item>
          <text:p text:style-name="P23">Volume Definition Block (VDB), defining block access to the volume and containing the Volume Content File's FDS.</text:p>
        </text:list-item>
      </text:list>
      <text:p text:style-name="Text_20_body">The name of the Volume Content File as contained within the VDB's embedded FDS becomes the name of the volume.</text:p>
      <text:h text:style-name="Heading_20_2" text:outline-level="2">CKD Volumes</text:h>
      <text:p text:style-name="Text_20_body">For CKD volumes, each track may contain some number of blocks, depending upon the track size. <text:s/>From the lowest cylinder and track numbers to the highest, blocks are numbered sequentially. <text:s/>Each block constitutes a single numbered record on a specific CKD track. <text:s/>Knowing the number of blocks contained per track and the number of tracks per cylinder, a given block's number may be calculated. <text:s/>The reverse is also true. <text:s/>Given a block number, its physical cylinder, track and record number may be determined. <text:s/>It should be noted that record numbers start at one and are incremented upward. <text:s/>Once a block number has been converted to a relative record number, the relative record number must be incremented by one for the purposes of accessing the physical track record corresponding to the block. <text:s/></text:p>
      <text:p text:style-name="Text_20_body">Some CKD volumes may not be able to support all block sizes due to track length limitations. <text:s/><text:soft-page-break/>Certain large CKD volumes may utilize extended addressing mechanisms to allow more cylinders per volume than previously allowed. <text:s/>Accommodating these volumes is not precluded by this standard, provided block numbers due not exceed the maximum allowed.</text:p>
      <text:p text:style-name="Text_20_body">On CKD volumes, only the Volume Definition Block is guaranteed to be accessible using volume block standard accesses within the reserved area of the volume.</text:p>
      <text:h text:style-name="Heading_20_2" text:outline-level="2">FBA Volumes</text:h>
      <text:p text:style-name="Text_20_body">For FBA volumes, the calculation from block number to sector number is more straight forward. <text:s/>Each sector on an FBA volume is 512 bytes in length. <text:s/>By knowing the block size, the number of sectors required to contain the block are readily determined. <text:s/>By simply multiplying the block number by the number of sectors per block, the starting sector of the block can be determined.</text:p>
      <text:p text:style-name="Text_20_body"/>
      <text:p text:style-name="Text_20_body"/>
      <text:p text:style-name="P2"/>
      <text:h text:style-name="Heading_20_1" text:outline-level="1">File Description Structure (FDS)</text:h>
      <text:p text:style-name="Text_20_body">The File Description Structure locates on the volume a single area of the volume whose content is identified by name and resides within the defined area. <text:s/>Volume blocks in excess of the files content are not supported. <text:s/>File names may use either ASCII or EBCDIC character encoding. <text:s/>The structure's status implies the status of the area's content. <text:s/>The following table defines the structure's field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Offset</text:p>
            </table:table-cell>
            <table:table-cell table:style-name="Table1.A1" office:value-type="string">
              <text:p text:style-name="Table_20_Heading">Length</text:p>
            </table:table-cell>
            <table:table-cell table:style-name="Table1.A1" office:value-type="string">
              <text:p text:style-name="Table_20_Heading">Content</text:p>
            </table:table-cell>
            <table:table-cell table:style-name="Table1.D1" office:value-type="string">
              <text:p text:style-name="Table_20_Heading">Description</text:p>
            </table:table-cell>
          </table:table-row>
        </table:table-header-rows>
        <table:table-row>
          <table:table-cell table:style-name="Table1.A2" office:value-type="string">
            <text:p text:style-name="P3">+0</text:p>
          </table:table-cell>
          <table:table-cell table:style-name="Table1.A2" office:value-type="string">
            <text:p text:style-name="P3">36</text:p>
          </table:table-cell>
          <table:table-cell table:style-name="Table1.A2" office:value-type="string">
            <text:p text:style-name="P3">characters</text:p>
          </table:table-cell>
          <table:table-cell table:style-name="Table1.D2" office:value-type="string">
            <text:p text:style-name="Table_20_Contents">File's name in either ASCII or EBCDIC characters. <text:s/>Unused bytes must be zero filled.</text:p>
          </table:table-cell>
        </table:table-row>
        <table:table-row>
          <table:table-cell table:style-name="Table1.A2" office:value-type="string">
            <text:p text:style-name="P3">+36</text:p>
          </table:table-cell>
          <table:table-cell table:style-name="Table1.A2" office:value-type="string">
            <text:p text:style-name="P3">1</text:p>
          </table:table-cell>
          <table:table-cell table:style-name="Table1.A2" office:value-type="string">
            <text:p text:style-name="P3">reserved</text:p>
          </table:table-cell>
          <table:table-cell table:style-name="Table1.D2" office:value-type="string">
            <text:p text:style-name="Table_20_Contents">Must contain all zero bits. <text:s/>This field ensures the file name is terminated by a null byte.</text:p>
          </table:table-cell>
        </table:table-row>
        <table:table-row>
          <table:table-cell table:style-name="Table1.A2" office:value-type="string">
            <text:p text:style-name="P3">+37</text:p>
          </table:table-cell>
          <table:table-cell table:style-name="Table1.A2" office:value-type="string">
            <text:p text:style-name="P3">1</text:p>
          </table:table-cell>
          <table:table-cell table:style-name="Table1.A2" office:value-type="string">
            <text:p text:style-name="P3">bit-level flags</text:p>
          </table:table-cell>
          <table:table-cell table:style-name="Table1.D2" office:value-type="string">
            <text:p text:style-name="Table_20_Contents">0x80 – Structure in use, content valid</text:p>
            <text:p text:style-name="Table_20_Contents">0x40 – File name in EBCDIC characters, otherwise ASCII</text:p>
            <text:p text:style-name="Table_20_Contents">0x20 – Default memory resident address specified</text:p>
            <text:p text:style-name="Table_20_Contents">0x10 – Relocate if an executable</text:p>
            <text:p text:style-name="Table_20_Contents">0x08 – Enter if requested</text:p>
            <text:p text:style-name="Table_20_Contents">0x04 – Blocked file, bytes 40, 41 contain record size</text:p>
            <text:p text:style-name="Table_20_Contents">0x02 – File content logically deleted, allocation is valid</text:p>
            <text:p text:style-name="Table_20_Contents">0x01 – File content truncated when built</text:p>
          </table:table-cell>
        </table:table-row>
        <table:table-row>
          <table:table-cell table:style-name="Table1.A2" office:value-type="string">
            <text:p text:style-name="P3">+38</text:p>
          </table:table-cell>
          <table:table-cell table:style-name="Table1.A2" office:value-type="string">
            <text:p text:style-name="P3">2</text:p>
          </table:table-cell>
          <table:table-cell table:style-name="Table1.A2" office:value-type="string">
            <text:p text:style-name="P3">unsigned binary</text:p>
          </table:table-cell>
          <table:table-cell table:style-name="Table1.D2" office:value-type="string">
            <text:p text:style-name="Table_20_Contents">Number of bytes of file content in the last block. <text:s/>Must not be zero for a used structure</text:p>
          </table:table-cell>
        </table:table-row>
        <table:table-row>
          <table:table-cell table:style-name="Table1.A2" office:value-type="string">
            <text:p text:style-name="P3">+40</text:p>
          </table:table-cell>
          <table:table-cell table:style-name="Table1.A2" office:value-type="string">
            <text:p text:style-name="P3">4</text:p>
          </table:table-cell>
          <table:table-cell table:style-name="Table1.A2" office:value-type="string">
            <text:p text:style-name="P3">unsigned binary</text:p>
          </table:table-cell>
          <table:table-cell table:style-name="Table1.D2" office:value-type="string">
            <text:p text:style-name="Table_20_Contents">Logical record size for blocked file</text:p>
          </table:table-cell>
        </table:table-row>
        <table:table-row>
          <table:table-cell table:style-name="Table1.A2" office:value-type="string">
            <text:p text:style-name="P3">+42</text:p>
          </table:table-cell>
          <table:table-cell table:style-name="Table1.A2" office:value-type="string">
            <text:p text:style-name="P3">2</text:p>
          </table:table-cell>
          <table:table-cell table:style-name="Table1.A2" office:value-type="string">
            <text:p text:style-name="P3">reserved</text:p>
          </table:table-cell>
          <table:table-cell table:style-name="Table1.D2" office:value-type="string">
            <text:p text:style-name="Table_20_Contents">Must be zero filled</text:p>
          </table:table-cell>
        </table:table-row>
        <table:table-row>
          <table:table-cell table:style-name="Table1.A2" office:value-type="string">
            <text:p text:style-name="P3">+44</text:p>
          </table:table-cell>
          <table:table-cell table:style-name="Table1.A2" office:value-type="string">
            <text:p text:style-name="P3">4</text:p>
          </table:table-cell>
          <table:table-cell table:style-name="Table1.A2" office:value-type="string">
            <text:p text:style-name="P3">unsigned binary</text:p>
          </table:table-cell>
          <table:table-cell table:style-name="Table1.D2" office:value-type="string">
            <text:p text:style-name="Table_20_Contents">Last block number written with content</text:p>
          </table:table-cell>
        </table:table-row>
        <table:table-row>
          <table:table-cell table:style-name="Table1.A2" office:value-type="string">
            <text:p text:style-name="P3">+48</text:p>
          </table:table-cell>
          <table:table-cell table:style-name="Table1.A2" office:value-type="string">
            <text:p text:style-name="P3">4</text:p>
          </table:table-cell>
          <table:table-cell table:style-name="Table1.A2" office:value-type="string">
            <text:p text:style-name="P3">unsigned binary</text:p>
          </table:table-cell>
          <table:table-cell table:style-name="Table1.D2" office:value-type="string">
            <text:p text:style-name="Table_20_Contents">First block number allocated to the file (contains content)</text:p>
          </table:table-cell>
        </table:table-row>
        <table:table-row>
          <table:table-cell table:style-name="Table1.A2" office:value-type="string">
            <text:p text:style-name="P3">+52</text:p>
          </table:table-cell>
          <table:table-cell table:style-name="Table1.A2" office:value-type="string">
            <text:p text:style-name="P3">4</text:p>
          </table:table-cell>
          <table:table-cell table:style-name="Table1.A2" office:value-type="string">
            <text:p text:style-name="P3">unsigned binary</text:p>
          </table:table-cell>
          <table:table-cell table:style-name="Table1.D2" office:value-type="string">
            <text:p text:style-name="Table_20_Contents">Last block number allocated to the file</text:p>
          </table:table-cell>
        </table:table-row>
        <table:table-row>
          <table:table-cell table:style-name="Table1.A2" office:value-type="string">
            <text:p text:style-name="P3">+56</text:p>
          </table:table-cell>
          <table:table-cell table:style-name="Table1.A2" office:value-type="string">
            <text:p text:style-name="P3">8</text:p>
          </table:table-cell>
          <table:table-cell table:style-name="Table1.A2" office:value-type="string">
            <text:p text:style-name="P3">unsigned binary</text:p>
          </table:table-cell>
          <table:table-cell table:style-name="Table1.D2" office:value-type="string">
            <text:p text:style-name="Table_20_Contents">File content default memory resident address. <text:s/>A program is free to interpret address 0 as the actual load address or implying some other location.</text:p>
          </table:table-cell>
        </table:table-row>
      </table:table>
      <text:p text:style-name="Text_20_body"/>
      <text:p text:style-name="Text_20_body">The FDS is 64 bytes in length. <text:s/>A used FDS (an FDS with bit 0 of byte 12 set to one) must contain at least an EBCDIC name, starting block number, number of blocks and content bytes in the last block.</text:p>
      <text:p text:style-name="Text_20_body">The file's content length may be calculated by multiplying the volume block size by the number of blocks of content minus 1 and adding to the product the number of bytes in the last block. <text:s/>The VDB for the volume will identify the volume block size.</text:p>
      <text:p text:style-name="Text_20_body"><text:soft-page-break/>By providing a status, files may be deleted or replaced on the volume, although these file operations are not required. <text:s/>Adding files may be done by extending the content and using the next available FDS structure.</text:p>
      <text:p text:style-name="Text_20_body">Maximum number of FDS per block size:</text:p>
      <text:list xml:id="list1044593284" text:style-name="L4">
        <text:list-item>
          <text:p text:style-name="P24">512-byte block, 8 FDS entries</text:p>
        </text:list-item>
        <text:list-item>
          <text:p text:style-name="P24">1024-byte block, 16 FDS entries</text:p>
        </text:list-item>
        <text:list-item>
          <text:p text:style-name="P24">2046-byte block, 32 FDS entries</text:p>
        </text:list-item>
        <text:list-item>
          <text:p text:style-name="P24">4096-byte block, 64 FDS entries.</text:p>
        </text:list-item>
      </text:list>
      <text:h text:style-name="P35" text:outline-level="1">Volume Definition Block (VDB) Record</text:h>
      <text:p text:style-name="Text_20_body">The responsibility of the Volume Definition Block is two fold. <text:s/>It provides the</text:p>
      <text:list xml:id="list1498796098" text:style-name="L5">
        <text:list-item>
          <text:p text:style-name="P25">information required to map between the physical disk architecture and geometry to the standardized block addressing structure used by this volume standard, and the</text:p>
        </text:list-item>
        <text:list-item>
          <text:p text:style-name="P25">location where the volume's named content is described via an embedded Extent Description Structure.</text:p>
        </text:list-item>
      </text:list>
      <text:p text:style-name="Text_20_body">The 512-byte Volume Definition Block record structure is provided in the following table.</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Offset</text:p>
            </table:table-cell>
            <table:table-cell table:style-name="Table3.A1" office:value-type="string">
              <text:p text:style-name="Table_20_Heading">Length</text:p>
            </table:table-cell>
            <table:table-cell table:style-name="Table3.A1" office:value-type="string">
              <text:p text:style-name="Table_20_Heading">Content</text:p>
            </table:table-cell>
            <table:table-cell table:style-name="Table3.D1" office:value-type="string">
              <text:p text:style-name="Table_20_Heading">Description</text:p>
            </table:table-cell>
          </table:table-row>
        </table:table-header-rows>
        <table:table-row>
          <table:table-cell table:style-name="Table3.A2" office:value-type="string">
            <text:p text:style-name="P3">+0</text:p>
          </table:table-cell>
          <table:table-cell table:style-name="Table3.A2" office:value-type="string">
            <text:p text:style-name="P3">4</text:p>
          </table:table-cell>
          <table:table-cell table:style-name="Table3.A2" office:value-type="string">
            <text:p text:style-name="P3">characters</text:p>
          </table:table-cell>
          <table:table-cell table:style-name="Table3.D2" office:value-type="string">
            <text:p text:style-name="Table_20_Contents"><text:span text:style-name="T3">“</text:span><text:span text:style-name="T1">VDB1</text:span><text:span text:style-name="T3">” </text:span>in EBCDIC characters: <text:span text:style-name="T1">X'E5C4C2F1'</text:span></text:p>
          </table:table-cell>
        </table:table-row>
        <table:table-row>
          <table:table-cell table:style-name="Table3.A2" office:value-type="string">
            <text:p text:style-name="P3">+4</text:p>
          </table:table-cell>
          <table:table-cell table:style-name="Table3.A2" office:value-type="string">
            <text:p text:style-name="P3">1</text:p>
          </table:table-cell>
          <table:table-cell table:style-name="Table3.A2" office:value-type="string">
            <text:p text:style-name="P3">bit-level flags</text:p>
          </table:table-cell>
          <table:table-cell table:style-name="Table3.D2" office:value-type="string">
            <text:p text:style-name="Table_20_Contents">0x80 – CKD device, CKD fields valid</text:p>
            <text:p text:style-name="Table_20_Contents">0x40 – FBA device, FBA fields valid</text:p>
            <text:p text:style-name="Table_20_Contents">0x20 – Volume fields valid</text:p>
            <text:p text:style-name="Table_20_Contents">0x10 – VCF FDS structure valid</text:p>
          </table:table-cell>
        </table:table-row>
        <table:table-row>
          <table:table-cell table:style-name="Table3.A2" office:value-type="string">
            <text:p text:style-name="P3">+5</text:p>
          </table:table-cell>
          <table:table-cell table:style-name="Table3.A2" office:value-type="string">
            <text:p text:style-name="P3">3</text:p>
          </table:table-cell>
          <table:table-cell table:style-name="Table3.A2" office:value-type="string">
            <text:p text:style-name="P3">reserved</text:p>
          </table:table-cell>
          <table:table-cell table:style-name="Table3.D2" office:value-type="string">
            <text:p text:style-name="Table_20_Contents">must be all zero bits</text:p>
          </table:table-cell>
        </table:table-row>
        <table:table-row>
          <table:table-cell table:style-name="Table3.A2" office:value-type="string">
            <text:p text:style-name="P3">+8</text:p>
          </table:table-cell>
          <table:table-cell table:style-name="Table3.A2" office:value-type="string">
            <text:p text:style-name="P3">4</text:p>
          </table:table-cell>
          <table:table-cell table:style-name="Table3.A2" office:value-type="string">
            <text:p text:style-name="P3">unsigned binary</text:p>
          </table:table-cell>
          <table:table-cell table:style-name="Table3.D2" office:value-type="string">
            <text:p text:style-name="Table_20_Contents">CKD: number of physical cylinders</text:p>
          </table:table-cell>
        </table:table-row>
        <table:table-row>
          <table:table-cell table:style-name="Table3.A2" office:value-type="string">
            <text:p text:style-name="P3">+12</text:p>
          </table:table-cell>
          <table:table-cell table:style-name="Table3.A2" office:value-type="string">
            <text:p text:style-name="P3">2</text:p>
          </table:table-cell>
          <table:table-cell table:style-name="Table3.A2" office:value-type="string">
            <text:p text:style-name="P3">unsigned binary</text:p>
          </table:table-cell>
          <table:table-cell table:style-name="Table3.D2" office:value-type="string">
            <text:p text:style-name="Table_20_Contents">CKD: number of tracks per cylinder</text:p>
          </table:table-cell>
        </table:table-row>
        <table:table-row>
          <table:table-cell table:style-name="Table3.A2" office:value-type="string">
            <text:p text:style-name="P3">+14</text:p>
          </table:table-cell>
          <table:table-cell table:style-name="Table3.A2" office:value-type="string">
            <text:p text:style-name="P3">2</text:p>
          </table:table-cell>
          <table:table-cell table:style-name="Table3.A2" office:value-type="string">
            <text:p text:style-name="P3">unsigned binary</text:p>
          </table:table-cell>
          <table:table-cell table:style-name="Table3.D2" office:value-type="string">
            <text:p text:style-name="Table_20_Contents">CKD: number of volume blocks per track</text:p>
          </table:table-cell>
        </table:table-row>
        <table:table-row>
          <table:table-cell table:style-name="Table3.A2" office:value-type="string">
            <text:p text:style-name="P3">+16</text:p>
          </table:table-cell>
          <table:table-cell table:style-name="Table3.A2" office:value-type="string">
            <text:p text:style-name="P3">4</text:p>
          </table:table-cell>
          <table:table-cell table:style-name="Table3.A2" office:value-type="string">
            <text:p text:style-name="P3">unsigned binary</text:p>
          </table:table-cell>
          <table:table-cell table:style-name="Table3.D2" office:value-type="string">
            <text:p text:style-name="Table_20_Contents">FBA: number of physical sectors</text:p>
          </table:table-cell>
        </table:table-row>
        <table:table-row>
          <table:table-cell table:style-name="Table3.A2" office:value-type="string">
            <text:p text:style-name="P3">+20</text:p>
          </table:table-cell>
          <table:table-cell table:style-name="Table3.A2" office:value-type="string">
            <text:p text:style-name="P3">2</text:p>
          </table:table-cell>
          <table:table-cell table:style-name="Table3.A2" office:value-type="string">
            <text:p text:style-name="P3">unsigned binary</text:p>
          </table:table-cell>
          <table:table-cell table:style-name="Table3.D2" office:value-type="string">
            <text:p text:style-name="Table_20_Contents">FBA: number of physical sectors per volume block</text:p>
          </table:table-cell>
        </table:table-row>
        <table:table-row>
          <table:table-cell table:style-name="Table3.A2" office:value-type="string">
            <text:p text:style-name="P3">+22</text:p>
          </table:table-cell>
          <table:table-cell table:style-name="Table3.A2" office:value-type="string">
            <text:p text:style-name="P3">2</text:p>
          </table:table-cell>
          <table:table-cell table:style-name="Table3.A2" office:value-type="string">
            <text:p text:style-name="P3">unsigned binary</text:p>
          </table:table-cell>
          <table:table-cell table:style-name="Table3.D2" office:value-type="string">
            <text:p text:style-name="Table_20_Contents">Volume: size of a volume block in bytes</text:p>
          </table:table-cell>
        </table:table-row>
        <table:table-row>
          <table:table-cell table:style-name="Table3.A2" office:value-type="string">
            <text:p text:style-name="P3">+24</text:p>
          </table:table-cell>
          <table:table-cell table:style-name="Table3.A2" office:value-type="string">
            <text:p text:style-name="P3">4</text:p>
          </table:table-cell>
          <table:table-cell table:style-name="Table3.A2" office:value-type="string">
            <text:p text:style-name="P3">unsigned binary</text:p>
          </table:table-cell>
          <table:table-cell table:style-name="Table3.D2" office:value-type="string">
            <text:p text:style-name="Table_20_Contents">Volume: number of initial reserved volume blocks</text:p>
          </table:table-cell>
        </table:table-row>
        <table:table-row>
          <table:table-cell table:style-name="Table3.A2" office:value-type="string">
            <text:p text:style-name="P3">+28</text:p>
          </table:table-cell>
          <table:table-cell table:style-name="Table3.A2" office:value-type="string">
            <text:p text:style-name="P3">4</text:p>
          </table:table-cell>
          <table:table-cell table:style-name="Table3.A2" office:value-type="string">
            <text:p text:style-name="P3">unsigned binary</text:p>
          </table:table-cell>
          <table:table-cell table:style-name="Table3.D2" office:value-type="string">
            <text:p text:style-name="Table_20_Contents">Volume: number of volume blocks on device</text:p>
          </table:table-cell>
        </table:table-row>
        <table:table-row>
          <table:table-cell table:style-name="Table3.A2" office:value-type="string">
            <text:p text:style-name="P3">+32</text:p>
          </table:table-cell>
          <table:table-cell table:style-name="Table3.A2" office:value-type="string">
            <text:p text:style-name="P3">64</text:p>
          </table:table-cell>
          <table:table-cell table:style-name="Table3.A2" office:value-type="string">
            <text:p text:style-name="P3">structured</text:p>
          </table:table-cell>
          <table:table-cell table:style-name="Table3.D2" office:value-type="string">
            <text:p text:style-name="Table_20_Contents">VCF: Volume Content File Description Structure (VCFDS)</text:p>
          </table:table-cell>
        </table:table-row>
        <table:table-row>
          <table:table-cell table:style-name="Table3.A2" office:value-type="string">
            <text:p text:style-name="P3">+96</text:p>
          </table:table-cell>
          <table:table-cell table:style-name="Table3.A2" office:value-type="string">
            <text:p text:style-name="P3">160</text:p>
          </table:table-cell>
          <table:table-cell table:style-name="Table3.A2" office:value-type="string">
            <text:p text:style-name="P3">reserved</text:p>
          </table:table-cell>
          <table:table-cell table:style-name="Table3.D2" office:value-type="string">
            <text:p text:style-name="Table_20_Contents">must be all zero bits</text:p>
          </table:table-cell>
        </table:table-row>
        <table:table-row>
          <table:table-cell table:style-name="Table3.A2" office:value-type="string">
            <text:p text:style-name="P3">+256</text:p>
          </table:table-cell>
          <table:table-cell table:style-name="Table3.A2" office:value-type="string">
            <text:p text:style-name="P3">256</text:p>
          </table:table-cell>
          <table:table-cell table:style-name="Table3.A2" office:value-type="string">
            <text:p text:style-name="P3">undefined</text:p>
          </table:table-cell>
          <table:table-cell table:style-name="Table3.D2" office:value-type="string">
            <text:p text:style-name="Table_20_Contents">Reserved for program use</text:p>
          </table:table-cell>
        </table:table-row>
      </table:table>
      <text:p text:style-name="Text_20_body"/>
      <text:p text:style-name="Text_20_body">The name found in the VCFDS constitutes the name of the volume. <text:s/>The reserved area of the volume is normally the area of the volume used by the IPL medium preparation process. <text:s/>CKD volumes will reserve complete tracks.</text:p>
      <text:h text:style-name="Heading_20_2" text:outline-level="2">Accessing the VDB Record</text:h>
      <text:p text:style-name="Text_20_body">The Volume Definition Block is always a single 512-byte volume block. <text:s/>It has a fixed location <text:s/>and, in the of Count-Key-Data devices, a fixed key allowing DASD architecture specific mechanisms for access <text:s/>from the perspective of each DASD architecture that may utilize. <text:s/><text:soft-page-break/>Use of DIAGNOSE X'250' methods are supported by means of the LOWC content provided by the medium preparation processor that will identify the 512-byte block number of the VDB record.</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DASD Architecture</text:p>
            </table:table-cell>
            <table:table-cell table:style-name="Table2.A1" office:value-type="string">
              <text:p text:style-name="Table_20_Heading">VDB Location</text:p>
            </table:table-cell>
            <table:table-cell table:style-name="Table2.A1" office:value-type="string">
              <text:p text:style-name="Table_20_Heading">Key Content</text:p>
            </table:table-cell>
            <table:table-cell table:style-name="Table2.D1" office:value-type="string">
              <text:p text:style-name="Table_20_Heading">DIAGNOSE X'250'</text:p>
            </table:table-cell>
          </table:table-row>
        </table:table-header-rows>
        <table:table-row>
          <table:table-cell table:style-name="Table2.A2" office:value-type="string">
            <text:p text:style-name="Table_20_Contents">Count-Key-Data</text:p>
          </table:table-cell>
          <table:table-cell table:style-name="Table2.A2" office:value-type="string">
            <text:p text:style-name="P3">Cyl. 0, Track 0, Record 4</text:p>
          </table:table-cell>
          <table:table-cell table:style-name="Table2.A2" office:value-type="string">
            <text:p text:style-name="P3">“<text:span text:style-name="T1">VDB1</text:span>” in EBCDIC</text:p>
          </table:table-cell>
          <table:table-cell table:style-name="Table2.D2" office:value-type="string">
            <text:p text:style-name="P3">Block 3 (note 1)</text:p>
          </table:table-cell>
        </table:table-row>
        <table:table-row>
          <table:table-cell table:style-name="Table2.A2" office:value-type="string">
            <text:p text:style-name="Table_20_Contents">Fixed-Block Architecture</text:p>
          </table:table-cell>
          <table:table-cell table:style-name="Table2.A2" office:value-type="string">
            <text:p text:style-name="P3">Sector 1</text:p>
          </table:table-cell>
          <table:table-cell table:style-name="Table2.A2" office:value-type="string">
            <text:p text:style-name="P3">not applicable</text:p>
          </table:table-cell>
          <table:table-cell table:style-name="Table2.D2" office:value-type="string">
            <text:p text:style-name="P3">Block 1</text:p>
          </table:table-cell>
        </table:table-row>
      </table:table>
      <text:p text:style-name="Text_20_body"/>
      <text:p text:style-name="Text_20_body"><text:span text:style-name="T5">Note 1</text:span>: On CKD DASD, only block 3 may be reliably accessed using DIAGNOSE X'250' with a block size of 512.</text:p>
      <text:p text:style-name="Text_20_body"/>
      <text:p text:style-name="Text_20_body"/>
      <text:h text:style-name="P35" text:outline-level="1">Volume Content File</text:h>
      <text:p text:style-name="Text_20_body">The Volume Content File is a file that contains a series of contiguous 32-byte File Description Structures defining the remaining files in residence on the volume. <text:s/>The IPL medium preparation processor is expected to support the creation of DASD volumes based upon this standard. <text:s/>This standard may be implemented as a separate utility independent of the IPL medium preparation processor or as part of it. <text:s/>Ideally, both a separate utility and integration with the medium preparation processor are desirable.</text:p>
      <text:h text:style-name="Heading_20_2" text:outline-level="2">Specifying the Volume Contents</text:h>
      <text:p text:style-name="Text_20_body">A simple text file is used to specify what content is to be placed on the standardized DASD volume. <text:s/>It uses two statements to do so:</text:p>
      <text:list xml:id="list1963556974" text:style-name="L6">
        <text:list-item>
          <text:p text:style-name="P26">VOLUME - defining externally supplied VDB record content and a</text:p>
        </text:list-item>
        <text:list-item>
          <text:p text:style-name="P26">FILE - defining an individual file described in the Volume Content File by a FDS entry.</text:p>
        </text:list-item>
        <text:list-item>
          <text:p text:style-name="P26">PROGRAM – defines content for the VDB record program reserved area.</text:p>
        </text:list-item>
      </text:list>
      <text:p text:style-name="Text_20_body">Statement identifiers, for example, '<text:span text:style-name="T1">VOLUME</text:span>' are case insensitive. <text:s/>A specification consisting of only a VOLUME statement is valid.</text:p>
      <text:p text:style-name="Text_20_body">Each statement must reside on a single line of text terminated by the normal line terminating sequence of the user's platform. <text:s/>Statements follow the following general syntax. <text:s/>Each statement starts with a statement identification string followed by any sequence of required or optional arguments separated by one or more white space character.</text:p>
      <text:p text:style-name="P8">&lt;statement_id&gt; <text:s/>&lt;argument&gt;*</text:p>
      <text:p text:style-name="P14">Arguments utilize a key-word design: keyword, followed by an equal sign (<text:span text:style-name="T2">=</text:span>), followed by the value. <text:s/>Spaces are not allowed within an argument. <text:s/>Key words are case insensitive.</text:p>
      <text:p text:style-name="P8">&lt;key-word&gt;<text:span text:style-name="T6">=</text:span>&lt;value&gt;</text:p>
      <text:p text:style-name="P14">Any statement starting with a pound sign (<text:span text:style-name="T2">#</text:span>) or the point at which a pound sign is encountered causes the content of the line from that point forward to be treated as a comment. <text:s/>Lines consisting entirely of white space are ignored.</text:p>
      <text:h text:style-name="Heading_20_3" text:outline-level="3">Name Argument Values</text:h>
      <text:p text:style-name="Text_20_body">Name argument values are identifying in the following sections by the string <text:span text:style-name="T1">&lt;name&gt;</text:span>.</text:p>
      <text:p text:style-name="Text_20_body">The rules for both volume and file names are the same. <text:s/>Names are case sensitive. <text:s/>Names may not contain embedded blanks. <text:s/>Names use the following regular expression </text:p>
      <text:p text:style-name="P8">(<text:span text:style-name="T6">a-zA-Z0-9@$._-</text:span><text:span text:style-name="T7">)</text:span>+ [('<text:span text:style-name="T6">:A</text:span>' | '<text:span text:style-name="T6">:E</text:span>')]</text:p>
      <text:p text:style-name="Text_20_body">The following describes in words the supported characters:</text:p>
      <text:p text:style-name="P9">1-36 character sequence consisting of</text:p>
      <text:list xml:id="list1154347156" text:style-name="L7">
        <text:list-item>
          <text:p text:style-name="P27"><text:soft-page-break/>upper or lower case letters (<text:span text:style-name="T2">a</text:span><text:span text:style-name="T1">-</text:span><text:span text:style-name="T2">z</text:span> or <text:span text:style-name="T2">A</text:span><text:span text:style-name="T1">-</text:span><text:span text:style-name="T2">Z</text:span>), </text:p>
        </text:list-item>
        <text:list-item>
          <text:p text:style-name="P27">numbers (<text:span text:style-name="T6">0</text:span>-<text:span text:style-name="T6">9</text:span>),</text:p>
        </text:list-item>
        <text:list-item>
          <text:p text:style-name="P27">at-symbol (<text:span text:style-name="T2">@</text:span><text:span text:style-name="T1">)</text:span>, </text:p>
        </text:list-item>
        <text:list-item>
          <text:p text:style-name="P28">dollar sign (<text:span text:style-name="T2">$</text:span>), </text:p>
        </text:list-item>
        <text:list-item>
          <text:p text:style-name="P27">period (<text:span text:style-name="T2">.</text:span>), </text:p>
        </text:list-item>
        <text:list-item>
          <text:p text:style-name="P29"><text:span text:style-name="T3">underscore (</text:span><text:span text:style-name="T2">_</text:span><text:span text:style-name="T3">), or </text:span></text:p>
        </text:list-item>
        <text:list-item>
          <text:p text:style-name="P29"><text:span text:style-name="T3">hyphen (</text:span><text:span text:style-name="T2">-</text:span><text:span text:style-name="T3">).</text:span> </text:p>
          <text:p text:style-name="P31">The optional trailing semicolon followed by an “<text:span text:style-name="T2">A</text:span>” or “<text:span text:style-name="T2">E</text:span>”, indicates the character set to be used for the name. <text:s/>“<text:span text:style-name="T6">A</text:span>” implies ASCII and “<text:span text:style-name="T6">E</text:span>” implies EBCDIC. <text:s/>If omitted, the default character set is ASCII, not EBCDIC.</text:p>
        </text:list-item>
      </text:list>
      <text:p text:style-name="P11">Examples:</text:p>
      <text:p text:style-name="P6"><text:span text:style-name="T1">$$ASUP1:E </text:span>– an EBCDIC file name.</text:p>
      <text:p text:style-name="P6"><text:span text:style-name="T1">kernel </text:span>– an ASCII file name.</text:p>
      <text:h text:style-name="Heading_20_3" text:outline-level="3">Numeric Argument Values</text:h>
      <text:p text:style-name="Text_20_body">Numeric arguments are identified by the string &lt;nnnn&gt;. <text:s/>Numbers are any of the characters <text:span text:style-name="T2">0</text:span> through <text:span text:style-name="T2">9</text:span> inclusive. <text:s/>The actual maximum value will is argument specific.</text:p>
      <text:h text:style-name="Heading_20_3" text:outline-level="3">Hexadecimal Argument Values</text:h>
      <text:p text:style-name="Text_20_body">Hexadecimal arguments are identified by the string &lt;xxxx&gt;. <text:s/>Hexadecimal digits are any of the characters <text:span text:style-name="T2">0</text:span> through <text:span text:style-name="T2">9</text:span><text:span text:style-name="T3">, <text:s/>or lower-case </text:span><text:span text:style-name="T2">a</text:span><text:span text:style-name="T3"> through </text:span><text:span text:style-name="T2">f</text:span><text:span text:style-name="T3">, or upper-case </text:span><text:span text:style-name="T2">A</text:span><text:span text:style-name="T3"> through </text:span><text:span text:style-name="T2">F</text:span><text:span text:style-name="T3">, inclusive. <text:s/>Actual maximum or required number of hexadecimal digits is argument specific.</text:span></text:p>
      <text:h text:style-name="Heading_20_2" text:outline-level="2">VOLUME Statement</text:h>
      <text:p text:style-name="P16">VOLUME name=&lt;name&gt; [type=&lt;xxxx&gt;] [file=device/path] [blksize=&lt;nnnn&gt;] [vcfsize=&lt;nnnn&gt;] [reserve=&lt;nnnn&gt;] [cyl=&lt;nnnn&gt;] [trk=&lt;nnnn&gt;] [sec=&lt;nnnn&gt;] [minimize=('yes'|'no')] [compress=('yes'|'no')]</text:p>
      <text:p text:style-name="P16"/>
      <text:p text:style-name="P14">When supplied externally, the values for <text:span text:style-name="T1">minimize</text:span>, <text:span text:style-name="T1">reserve</text:span>, or <text:span text:style-name="T1">type</text:span><text:span text:style-name="T3"> will be overridden by the external source.</text:span></text:p>
      <text:p text:style-name="P14"/>
      <text:p text:style-name="P14">Required Arguments:</text:p>
      <text:p text:style-name="P17">name</text:p>
      <text:p text:style-name="P9">The volume's name. <text:s/>See the above rules for names.</text:p>
      <text:p text:style-name="P9"><text:soft-page-break/></text:p>
      <text:p text:style-name="P14">Optional Arguments:</text:p>
      <text:p text:style-name="P17">type</text:p>
      <text:p text:style-name="P9">Hexadecimal device type being defined. <text:s/>This value is required for a DASD volume utility. <text:s/>It may be supplied by other means if this standard is being integrated into another tool.</text:p>
      <text:p text:style-name="P17">blksize</text:p>
      <text:p text:style-name="P9">The standard DASD volume's block size. <text:s/>Only one of the following values are valid: 512, 1024, 2048 or 4096. <text:s/>The default value is 512.</text:p>
      <text:p text:style-name="P17">file</text:p>
      <text:p text:style-name="P9">The emulated device file. <text:s/>If omitted, the emulated device file name must be provided on the utilities command line.</text:p>
      <text:p text:style-name="P17">minimize</text:p>
      <text:p text:style-name="P10">Specify '<text:span text:style-name="T1">yes</text:span>' to cause the created volume to be the a non-standard size but sufficient to support the specified content and device type. <text:s/>Specify '<text:span text:style-name="T1">no</text:span>' to cause the created volume to be the standard size for the specified device type. <text:s/>The default is '<text:span text:style-name="T1">yes</text:span>'.</text:p>
      <text:p text:style-name="P17">compress</text:p>
      <text:p text:style-name="P10">If 'minimize=yes' has been specified, then specify 'yes' if the ability to compress the non-standard DASD volume is to be preserved. <text:s/>The default is 'no'</text:p>
      <text:p text:style-name="P10"/>
      <text:p text:style-name="P17">reserve</text:p>
      <text:p text:style-name="P10">Number of DASD volume blocks to reserve from the start of volume before placing content on the volume. <text:s/>The VDB record is excluded and placed where expected for the device type. <text:s/>Default reserved value includes the VDB record and the exact value is dependent on the volume's block size and location of the VDB record on the volume.</text:p>
      <text:p text:style-name="P17">cyl</text:p>
      <text:p text:style-name="P10">Number of CKD cylinders to reserve from the start of the volume. <text:s/>The specified value will be converted to equivalent number of DASD Volume blocks. <text:s/>This value is ignored for FBA volumes.</text:p>
      <text:p text:style-name="P17">trk</text:p>
      <text:p text:style-name="P10">Number of CKD tracks to reserve from the start of the volume. <text:s/>The specified value will be converted to equivalent number of DASD volume blocks. <text:s/>This value is ignored for FBA volumes.</text:p>
      <text:p text:style-name="P17">sec</text:p>
      <text:p text:style-name="P10">Number of FBA sectors to reserve from the start of the volume. <text:s/>The specified value will be converted to equivalent full DASD volume blocks. <text:s/>This value is ignored for CKD <text:soft-page-break/>volumes.</text:p>
      <text:p text:style-name="P17">vcfsize</text:p>
      <text:p text:style-name="P9">The number of DASD volume blocks to be allocated for the Volume Content File specified by the VDB record's embedded FDS. <text:s/>The default number of blocks is those required to contain the all of the FDS entries built for the volume. <text:s/>This value is not normally required. <text:s/>If specified it controls the VCF file allocation.</text:p>
      <text:p text:style-name="P14">The largest number of blocks will be used if multiple reservation values are specified.</text:p>
      <text:h text:style-name="Heading_20_2" text:outline-level="2">FILE Statement</text:h>
      <text:p text:style-name="P8">FILE name=&lt;name&gt; [source=&lt;source/path&gt;] [load=[&lt;xxxx&gt;|'*'] [relo=('yes'|'no')] [enter=('yes'|'no') [size=&lt;nnnn&gt;] [recsize=&lt;nnnn&gt;] [card=('ASCII'|'EBCDIC')]</text:p>
      <text:p text:style-name="P14"/>
      <text:p text:style-name="P15">Required arguments:</text:p>
      <text:p text:style-name="P5">name</text:p>
      <text:p text:style-name="P9">The file's name on the volume. <text:s text:c="2"/>See the above rules for names.</text:p>
      <text:p text:style-name="P14"/>
      <text:p text:style-name="P11">Optional arguments:</text:p>
      <text:p text:style-name="P17">card</text:p>
      <text:p text:style-name="P6">The '<text:span text:style-name="T2">card</text:span>' argument specifies how source data text lines are to be treated. <text:s/>When '<text:span text:style-name="T2">card</text:span>' is specified, each source text file line is treated as an 80-byte card image padded with spaces or truncated as necessary. <text:s/>Specify '<text:span text:style-name="T2">EBCDIC</text:span>' to convert the 80-byte card image into the EBCDIC character set. <text:s/>Specify “<text:span text:style-name="T2">ASCII</text:span>' to leave the 80-byte card image as ASCII. <text:s/></text:p>
      <text:p text:style-name="P6">Used in conjunction with '<text:span text:style-name="T2">recsize</text:span>', only whole card images will be placed in the DASD volume block. <text:s/>This is useful when desiring to read only a single volume block without the need to handle split card images </text:p>
      <text:p text:style-name="P17">charset</text:p>
      <text:p text:style-name="P6">Specify how the source file content is to be treated when reading data from the source file. <text:s/>Specify '<text:span text:style-name="T2">ASCII</text:span>' to treat each source file line as a card image, padded with ASCII space characters or truncated to create an 80-byte card image. <text:s/>Specify '<text:span text:style-name="T2">EBCDIC</text:span><text:span text:style-name="T4">' </text:span>to cause the 80-byte ASCII card image as created by '<text:span text:style-name="T2">ASCII</text:span>' to be converted to EBCDIC. <text:s/>Specify <text:s/>'<text:span text:style-name="T2">binary</text:span>' to treat the source file as already containing 80-byte card images. <text:s/>The default is '<text:span text:style-name="T2">ASCII</text:span>'. <text:s/>This argument is ignored if the '<text:span text:style-name="T2">card</text:span>' argument is not specified.</text:p>
      <text:p text:style-name="P6"><text:span text:style-name="T4">When the source file contains 80-byte card images, </text:span><text:span text:style-name="T2">card=stream</text:span> with <text:span text:style-name="T2">charset=binary</text:span> is equivalent to using the source file without either argument. <text:s/><text:soft-page-break/><text:span text:style-name="T2">charset=binary</text:span> must be used for a source file that already contains 80-byte EBCDIC card images.</text:p>
      <text:p text:style-name="P17">enter</text:p>
      <text:p text:style-name="P6">Passing of control to this file's content is requested. <text:s/>If and how control is passed is program dependent. <text:s/>Specify '<text:span text:style-name="T2">yes</text:span>' to request passing of control. <text:s/>Default is '<text:span text:style-name="T2">no</text:span>'.</text:p>
      <text:list xml:id="list597666408" text:style-name="L8">
        <text:list-header>
          <text:p text:style-name="P32">load</text:p>
        </text:list-header>
      </text:list>
      <text:p text:style-name="P6">Default starting storage address of the file's content in storage</text:p>
      <text:list xml:id="list1381241742" text:style-name="L9">
        <text:list-item>
          <text:p text:style-name="P30">explicitly specified hexadecimal value, <text:s/>or</text:p>
        </text:list-item>
        <text:list-item>
          <text:p text:style-name="P30">an asterisk (<text:span text:style-name="T2">*</text:span>) indicating that the start of the next storage page should be the start of the contents default location as calculated by the DASD preparation tool.</text:p>
          <text:p text:style-name="P34">Asterisk is the default specification.</text:p>
          <text:p text:style-name="P33">recsize</text:p>
          <text:p text:style-name="P34">Specifies the record size for the source file content that is to be placed using blocked file content. <text:s/>Blocked file content only places complete records into the DASD volume block unlike stream content where logical records may be split between DASD volume blocks. <text:s/>'<text:span text:style-name="T2">recsize</text:span>' may not exceed the volume block size.</text:p>
          <text:p text:style-name="P33">relo</text:p>
        </text:list-item>
      </text:list>
      <text:p text:style-name="P6">Specify a value of <text:span text:style-name="T7">'</text:span><text:span text:style-name="T2">yes</text:span><text:span text:style-name="T7">'</text:span> to indicate relocation is requested for an ELF executable. <text:s/>Specify 'no' to indicate no relocation. <text:s/>The default is '<text:span text:style-name="T2">no</text:span>'.</text:p>
      <text:p text:style-name="P17">size</text:p>
      <text:p text:style-name="P6">Specify the number of DASD volume blocks to be consumed by this file. <text:s/>File content in excess of this size will be truncated. <text:s/>If no source is supplied, the file will allocate this size on the volume, setting all blocks to zeros. <text:s/>If unspecified, the file content will dictate the file size in blocks.</text:p>
      <text:p text:style-name="P5">source</text:p>
      <text:p text:style-name="P6">The absolute or relative path to the file's content within the sourcing file system. <text:s text:c="2"/>See the size argument for </text:p>
      <text:p text:style-name="P11"/>
      <text:p text:style-name="P11"/>
      <text:p text:style-name="P2"/>
      <text:h text:style-name="Heading_20_1" text:outline-level="1">SATK Related Standards and Processes</text:h>
      <text:h text:style-name="Heading_20_2" text:outline-level="2">IPL ELF ABI Supplement</text:h>
      <text:p text:style-name="Text_20_body">The IPL ELF ABI describes for CKD devices that cylinder 0, track 0, record 4 is reserved for the medium preparation processor usage <text:s/>(page 8). <text:s/>This standard directs that this reserved record be used for the Volume Definition Block record, described above. <text:s/>For this reason the VDB record may be accessed with DIAGNOSE X'250' as 512-byte block 3 (counting from zero).</text:p>
      <text:p text:style-name="Text_20_body">For FBA devices, physical sector 1 is reserved for the volume's Volume Table of Contents (page 8). <text:s/>This standard directs that the Volume Descriptor block be placed in physical sector 1. <text:s/>For this reason the VDB record may be accessed with DIAGNOSE X'250' as 512-byte block 1.</text:p>
      <text:p text:style-name="Text_20_body">The IPLP Area, memory addresses 0x200-0x3FF (page 13), contains an portion, 0x240-0x2FF that is reserved for the LOADER segment usage (page 14). <text:s/>This area's contents is sourced from the <text:span text:style-name="T1">.iplp</text:span> special section. <text:s/>Ultimately this content becomes linked into the LOWC segment at displacement 576, or displacement 0x240 and loaded into absolute storage at address 0 to become the contents of memory addresses 0x200-0x3FF.</text:p>
      <text:h text:style-name="Heading_20_2" text:outline-level="2">IPL Medium Preparation Processor</text:h>
      <text:p text:style-name="Text_20_body">The LOWC segment is mapped to IPL Record 3. <text:s/>The usage of the IPLP Area is defined in the IPL Medium Preparation Processor document on pages 5 and 6. <text:s/>This standard dictates that these two fields be redefined as follows:</text:p>
      <text:p text:style-name="P4">0x244-0x247</text:p>
      <text:p text:style-name="P7"><text:span text:style-name="T5">From:</text:span> Starting FBA sector of the repository inventory list supplied by the medium preparation processor.</text:p>
      <text:p text:style-name="P7"><text:span text:style-name="T5">To:</text:span> 512-byte volume block containing the Volume Definition Block record: 1 for FBA volumes, 3 for CKD volumes.</text:p>
      <text:p text:style-name="P13">0x248-0x25B</text:p>
      <text:p text:style-name="P7"><text:span text:style-name="T5">From:</text:span> Size of the repository inventory list in bytes supplied by the medium preparation processor.</text:p>
      <text:p text:style-name="P7"><text:span text:style-name="T5">To:</text:span> Size of the Volume Definition Block record in bytes: 512.</text:p>
      <text:p text:style-name="P12">The DASD Volume Standard replaces the repository concept discussed in the IPL Medium Preparation Processor.</text:p>
      <text:p text:style-name="P11">By inspection of the data at address 0x247, the program can determine the DASD architecture of the disk volume: CKD or FB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lbany AMT" svg:font-family="'Albany AMT'"/>
    <style:font-face style:name="Arial" svg:font-family="Arial"/>
    <style:font-face style:name="OpenSymbol" svg:font-family="OpenSymbol"/>
    <style:font-face style:name="Andale Mono" svg:font-family="'Andale Mono'" style:font-pitch="fixed"/>
    <style:font-face style:name="Arial1" svg:font-family="Arial" style:font-family-generic="swiss" style:font-pitch="variable"/>
    <style:font-face style:name="Arial2"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2" style:font-size-asian="10.5pt" style:language-asian="zxx" style:country-asian="none" style:font-name-complex="Aria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4pt" style:font-size-asian="14pt" style:font-size-complex="14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tand-alone Took Kit for s390 – DASD Volume Standard</text:p>
      </style:header>
      <style:footer>
        <text:p text:style-name="Footer"><text:tab/>Page <text:page-number text:select-page="current">14</text:page-number> of <text:page-count>14</text:page-count><text:tab/>v0.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6-22T10:24:39</meta:creation-date>
    <meta:generator>OpenOffice.org/3.0$Unix OpenOffice.org_project/300m21$Build-9319</meta:generator>
    <dc:date>2012-07-29T09:10:54</dc:date>
    <meta:editing-duration>PT25H59M32S</meta:editing-duration>
    <meta:editing-cycles>134</meta:editing-cycles>
    <meta:document-statistic meta:table-count="3" meta:image-count="0" meta:object-count="0" meta:page-count="14" meta:paragraph-count="298" meta:word-count="3628" meta:character-count="22142"/>
    <meta:user-defined meta:name="Info 1"/>
    <meta:user-defined meta:name="Info 2"/>
    <meta:user-defined meta:name="Info 3"/>
    <meta:user-defined meta:name="Info 4"/>
  </office:meta>
</office:document-meta>
</file>